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54.34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ystSteps" table:style-name="ta1">
        <table:shapes>
          <draw:frame draw:z-index="0" draw:style-name="gr1" draw:text-style-name="P1" svg:width="855.07pt" svg:height="483.34pt" svg:x="210.13pt" svg:y="387.04pt">
            <draw:object draw:notify-on-update-of-ranges="HystSteps.A1:HystSteps.A1 HystSteps.A2:HystSteps.A60 HystSteps.B1:HystSteps.B1 HystSteps.B2:HystSteps.B60 HystSteps.A1:HystSteps.A1 HystSteps.A2:HystSteps.A60 HystSteps.D1:HystSteps.D1 HystSteps.D2:HystSteps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<text:s/>PV </text:p>
          </table:table-cell>
          <table:table-cell office:value-type="string" calcext:value-type="string">
            <text:p><text:s/>SP </text:p>
          </table:table-cell>
          <table:table-cell office:value-type="string" calcext:value-type="string">
            <text:p><text:s/>OUT </text:p>
          </table:table-cell>
          <table:table-cell office:value-type="string" calcext:value-type="string">
            <text:p><text:s/>WIL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9.966648" calcext:value-type="float">
            <text:p>39.966648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9.966648" calcext:value-type="float">
            <text:p>39.966648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9.966648" calcext:value-type="float">
            <text:p>39.966648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9.966648" calcext:value-type="float">
            <text:p>39.966648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9.966648" calcext:value-type="float">
            <text:p>39.966648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9.69997" calcext:value-type="float">
            <text:p>39.69997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9.033276" calcext:value-type="float">
            <text:p>39.033276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.366581" calcext:value-type="float">
            <text:p>38.366581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7.699886" calcext:value-type="float">
            <text:p>37.699886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7.033192" calcext:value-type="float">
            <text:p>37.033192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6.366497" calcext:value-type="float">
            <text:p>36.366497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5.699802" calcext:value-type="float">
            <text:p>35.699802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5.033108" calcext:value-type="float">
            <text:p>35.033108</text:p>
          </table:table-cell>
          <table:table-cell office:value-type="float" office:value="55.000114" calcext:value-type="float">
            <text:p>5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4.499748" calcext:value-type="float">
            <text:p>34.499748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5.166405" calcext:value-type="float">
            <text:p>35.166405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5.833061" calcext:value-type="float">
            <text:p>35.833061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6.499718" calcext:value-type="float">
            <text:p>36.499718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7.166374" calcext:value-type="float">
            <text:p>37.166374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7.833031" calcext:value-type="float">
            <text:p>37.833031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8.499687" calcext:value-type="float">
            <text:p>38.499687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9.166344" calcext:value-type="float">
            <text:p>39.166344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9.833" calcext:value-type="float">
            <text:p>39.833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0.499657" calcext:value-type="float">
            <text:p>40.499657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1.166313" calcext:value-type="float">
            <text:p>41.166313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41.83297" calcext:value-type="float">
            <text:p>41.83297</text:p>
          </table:table-cell>
          <table:table-cell office:value-type="float" office:value="45.000114" calcext:value-type="float">
            <text:p>45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2.352959" calcext:value-type="float">
            <text:p>42.352959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2.112946" calcext:value-type="float">
            <text:p>42.112946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1.712936" calcext:value-type="float">
            <text:p>41.712936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1.312927" calcext:value-type="float">
            <text:p>41.312927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0.912918" calcext:value-type="float">
            <text:p>40.912918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0.512909" calcext:value-type="float">
            <text:p>40.512909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0.1129" calcext:value-type="float">
            <text:p>40.1129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9.712891" calcext:value-type="float">
            <text:p>39.712891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9.312881" calcext:value-type="float">
            <text:p>39.312881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8.912872" calcext:value-type="float">
            <text:p>38.912872</text:p>
          </table:table-cell>
          <table:table-cell office:value-type="float" office:value="53.000114" calcext:value-type="float">
            <text:p>53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8.779526" calcext:value-type="float">
            <text:p>38.779526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9.126167" calcext:value-type="float">
            <text:p>39.126167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9.526138" calcext:value-type="float">
            <text:p>39.526138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9.926109" calcext:value-type="float">
            <text:p>39.926109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0.32608" calcext:value-type="float">
            <text:p>40.32608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0.726051" calcext:value-type="float">
            <text:p>40.726051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1.126022" calcext:value-type="float">
            <text:p>41.126022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1.525993" calcext:value-type="float">
            <text:p>41.525993</text:p>
          </table:table-cell>
          <table:table-cell office:value-type="float" office:value="47.000114" calcext:value-type="float">
            <text:p>47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1.605976" calcext:value-type="float">
            <text:p>41.605976</text:p>
          </table:table-cell>
          <table:table-cell office:value-type="float" office:value="51.000114" calcext:value-type="float">
            <text:p>51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1.472614" calcext:value-type="float">
            <text:p>41.472614</text:p>
          </table:table-cell>
          <table:table-cell office:value-type="float" office:value="51.000114" calcext:value-type="float">
            <text:p>51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1.339252" calcext:value-type="float">
            <text:p>41.339252</text:p>
          </table:table-cell>
          <table:table-cell office:value-type="float" office:value="51.000114" calcext:value-type="float">
            <text:p>51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1.205891" calcext:value-type="float">
            <text:p>41.205891</text:p>
          </table:table-cell>
          <table:table-cell office:value-type="float" office:value="51.000114" calcext:value-type="float">
            <text:p>51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41.072529" calcext:value-type="float">
            <text:p>41.072529</text:p>
          </table:table-cell>
          <table:table-cell office:value-type="float" office:value="51.000114" calcext:value-type="float">
            <text:p>51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.939167" calcext:value-type="float">
            <text:p>40.939167</text:p>
          </table:table-cell>
          <table:table-cell office:value-type="float" office:value="51.000114" calcext:value-type="float">
            <text:p>51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0.819141" calcext:value-type="float">
            <text:p>40.819141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0.952465" calcext:value-type="float">
            <text:p>40.952465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41.085789" calcext:value-type="float">
            <text:p>41.085789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1.219112" calcext:value-type="float">
            <text:p>41.219112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1.352436" calcext:value-type="float">
            <text:p>41.352436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1.48576" calcext:value-type="float">
            <text:p>41.48576</text:p>
          </table:table-cell>
          <table:table-cell office:value-type="float" office:value="49.000114" calcext:value-type="float">
            <text:p>49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41.552422" calcext:value-type="float">
            <text:p>41.552422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41.552422" calcext:value-type="float">
            <text:p>41.552422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41.552422" calcext:value-type="float">
            <text:p>41.552422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41.552422" calcext:value-type="float">
            <text:p>41.552422</text:p>
          </table:table-cell>
          <table:table-cell office:value-type="float" office:value="50.000114" calcext:value-type="float">
            <text:p>50.00011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penTest" table:style-name="ta1">
        <table:shapes>
          <draw:frame draw:z-index="0" draw:style-name="gr1" draw:text-style-name="P1" svg:width="799.6pt" svg:height="449.74pt" svg:x="264.27pt" svg:y="6.52pt">
            <draw:object draw:notify-on-update-of-ranges="OpenTest.A1:OpenTest.A1 OpenTest.A2:OpenTest.A60 OpenTest.B1:OpenTest.B1 OpenTest.B2:OpenTest.B60 OpenTest.A1:OpenTest.A1 OpenTest.A2:OpenTest.A60 OpenTest.D1:OpenTest.D1 OpenTest.D2:OpenTest.D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<text:s/>PV </text:p>
          </table:table-cell>
          <table:table-cell office:value-type="string" calcext:value-type="string">
            <text:p><text:s/>SP </text:p>
          </table:table-cell>
          <table:table-cell office:value-type="string" calcext:value-type="string">
            <text:p><text:s/>OU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.785603" calcext:value-type="float">
            <text:p>25.785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7.785601" calcext:value-type="float">
            <text:p>27.7856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9.785599" calcext:value-type="float">
            <text:p>29.7855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1.785597" calcext:value-type="float">
            <text:p>31.7855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3.785603" calcext:value-type="float">
            <text:p>33.785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5.78561" calcext:value-type="float">
            <text:p>35.785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7.785618" calcext:value-type="float">
            <text:p>37.7856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9.785625" calcext:value-type="float">
            <text:p>39.7856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1.785633" calcext:value-type="float">
            <text:p>41.7856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3.785641" calcext:value-type="float">
            <text:p>43.7856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5.785648" calcext:value-type="float">
            <text:p>45.7856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7.785656" calcext:value-type="float">
            <text:p>47.7856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9.785664" calcext:value-type="float">
            <text:p>49.7856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1.785671" calcext:value-type="float">
            <text:p>51.7856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53.785679" calcext:value-type="float">
            <text:p>53.7856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5.785686" calcext:value-type="float">
            <text:p>55.785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7.785694" calcext:value-type="float">
            <text:p>57.7856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9.785702" calcext:value-type="float">
            <text:p>59.7857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1.785709" calcext:value-type="float">
            <text:p>61.7857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63.785717" calcext:value-type="float">
            <text:p>63.7857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65.785721" calcext:value-type="float">
            <text:p>65.7857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67.785728" calcext:value-type="float">
            <text:p>67.7857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69.785736" calcext:value-type="float">
            <text:p>69.7857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71.785744" calcext:value-type="float">
            <text:p>71.7857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73.785751" calcext:value-type="float">
            <text:p>73.7857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5.785759" calcext:value-type="float">
            <text:p>75.7857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76.18576" calcext:value-type="float">
            <text:p>76.18576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PSteps" table:style-name="ta1">
        <table:shapes>
          <draw:frame draw:z-index="0" draw:style-name="gr1" draw:text-style-name="P1" svg:width="813.88pt" svg:height="464.43pt" svg:x="269.89pt" svg:y="16.47pt">
            <draw:object draw:notify-on-update-of-ranges="SPSteps.A2:SPSteps.A60 SPSteps.B1:SPSteps.B1 SPSteps.B2:SPSteps.B60 SPSteps.A2:SPSteps.A60 SPSteps.C1:SPSteps.C1 SPSteps.C2:SPSteps.C60 SPSteps.A2:SPSteps.A60 SPSteps.D1:SPSteps.D1 SPSteps.D2:SPSteps.D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<text:s/>PV </text:p>
          </table:table-cell>
          <table:table-cell office:value-type="string" calcext:value-type="string">
            <text:p><text:s/>SP </text:p>
          </table:table-cell>
          <table:table-cell office:value-type="string" calcext:value-type="string">
            <text:p><text:s/>OUT </text:p>
          </table:table-cell>
          <table:table-cell office:value-type="string" calcext:value-type="string">
            <text:p><text:s/>WIL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985605" calcext:value-type="float">
            <text:p>24.985605</text:p>
          </table:table-cell>
          <table:table-cell office:value-type="float" office:value="24.985603" calcext:value-type="float">
            <text:p>24.985603</text:p>
          </table:table-cell>
          <table:table-cell office:value-type="float" office:value="50.000076" calcext:value-type="float">
            <text:p>50.0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652267" calcext:value-type="float">
            <text:p>27.652267</text:p>
          </table:table-cell>
          <table:table-cell office:value-type="float" office:value="34.985603" calcext:value-type="float">
            <text:p>34.9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318935" calcext:value-type="float">
            <text:p>34.318935</text:p>
          </table:table-cell>
          <table:table-cell office:value-type="float" office:value="44.985603" calcext:value-type="float">
            <text:p>44.9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985615" calcext:value-type="float">
            <text:p>40.985615</text:p>
          </table:table-cell>
          <table:table-cell office:value-type="float" office:value="44.985603" calcext:value-type="float">
            <text:p>44.9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982861" calcext:value-type="float">
            <text:p>44.982861</text:p>
          </table:table-cell>
          <table:table-cell office:value-type="float" office:value="44.985603" calcext:value-type="float">
            <text:p>44.985603</text:p>
          </table:table-cell>
          <table:table-cell office:value-type="float" office:value="49.862862" calcext:value-type="float">
            <text:p>49.86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652264" calcext:value-type="float">
            <text:p>41.652264</text:p>
          </table:table-cell>
          <table:table-cell office:value-type="float" office:value="24.985603" calcext:value-type="float">
            <text:p>24.9856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985584" calcext:value-type="float">
            <text:p>34.985584</text:p>
          </table:table-cell>
          <table:table-cell office:value-type="float" office:value="24.985603" calcext:value-type="float">
            <text:p>24.9856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318916" calcext:value-type="float">
            <text:p>28.318916</text:p>
          </table:table-cell>
          <table:table-cell office:value-type="float" office:value="24.985603" calcext:value-type="float">
            <text:p>24.9856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986517" calcext:value-type="float">
            <text:p>24.986517</text:p>
          </table:table-cell>
          <table:table-cell office:value-type="float" office:value="24.985603" calcext:value-type="float">
            <text:p>24.985603</text:p>
          </table:table-cell>
          <table:table-cell office:value-type="float" office:value="50.045681" calcext:value-type="float">
            <text:p>50.045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4.985603" calcext:value-type="float">
            <text:p>2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652269" calcext:value-type="float">
            <text:p>25.652269</text:p>
          </table:table-cell>
          <table:table-cell office:value-type="float" office:value="44.985603" calcext:value-type="float">
            <text:p>44.9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.318932" calcext:value-type="float">
            <text:p>32.318932</text:p>
          </table:table-cell>
          <table:table-cell office:value-type="float" office:value="44.985603" calcext:value-type="float">
            <text:p>44.9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.985611" calcext:value-type="float">
            <text:p>38.985611</text:p>
          </table:table-cell>
          <table:table-cell office:value-type="float" office:value="44.985603" calcext:value-type="float">
            <text:p>44.98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91153" calcext:value-type="float">
            <text:p>44.91153</text:p>
          </table:table-cell>
          <table:table-cell office:value-type="float" office:value="44.985603" calcext:value-type="float">
            <text:p>44.985603</text:p>
          </table:table-cell>
          <table:table-cell office:value-type="float" office:value="46.29631" calcext:value-type="float">
            <text:p>46.2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4.985603" calcext:value-type="float">
            <text:p>44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874493" calcext:value-type="float">
            <text:p>49.874493</text:p>
          </table:table-cell>
          <table:table-cell office:value-type="float" office:value="49.985603" calcext:value-type="float">
            <text:p>49.985603</text:p>
          </table:table-cell>
          <table:table-cell office:value-type="float" office:value="44.444466" calcext:value-type="float">
            <text:p>44.444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49.985603" calcext:value-type="float">
            <text:p>49.985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0:40:29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2:45:50.564000000</dc:date>
    <meta:editing-duration>PT2H30M49S</meta:editing-duration>
    <meta:editing-cycles>7</meta:editing-cycles>
    <meta:generator>LibreOffice/6.2.1.2$Windows_X86_64 LibreOffice_project/7bcb35dc3024a62dea0caee87020152d1ee96e71</meta:generator>
    <meta:document-statistic meta:table-count="3" meta:cell-count="8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66cm" svg:height="17.052cm" xlink:href=".." xlink:type="simple" chart:class="chart:scatter" chart:style-name="ch1">
        <chart:legend chart:legend-position="end" svg:x="28.458cm" svg:y="7.972cm" style:legend-expansion="high" chart:style-name="ch2"/>
        <chart:plot-area chart:style-name="ch3" table:cell-range-address="HystSteps.A1:HystSteps.B60 HystSteps.D1:HystSteps.D60" chart:data-source-has-labels="row" svg:x="0.603cm" svg:y="0.341cm" svg:width="27.252cm" svg:height="16.37cm">
          <chartooo:coordinate-region svg:x="1.235cm" svg:y="0.543cm" svg:width="26.429cm" svg:height="15.5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ystSteps.B2:HystSteps.B60" chart:label-cell-address="HystSteps.B1:HystSteps.B1" chart:class="chart:scatter">
            <chart:domain table:cell-range-address="HystSteps.A2:HystSteps.A60"/>
            <chart:data-point chart:repeated="59"/>
          </chart:series>
          <chart:series chart:style-name="ch8" chart:values-cell-range-address="HystSteps.D2:HystSteps.D60" chart:label-cell-address="HystSteps.D1:HystSteps.D1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V </text:p>
                <draw:g>
                  <svg:desc>HystSteps.B1:HystSteps.B1</svg:desc>
                </draw:g>
              </table:table-cell>
              <table:table-cell office:value-type="string">
                <text:p> OUT </text:p>
                <draw:g>
                  <svg:desc>HystSteps.D1:HystSte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ystSteps.A2:HystSteps.A60</svg:desc>
                </draw:g>
              </table:table-cell>
              <table:table-cell office:value-type="float" office:value="39.966648">
                <text:p>39.966648</text:p>
                <draw:g>
                  <svg:desc>HystSteps.B2:HystSteps.B60</svg:desc>
                </draw:g>
              </table:table-cell>
              <table:table-cell office:value-type="float" office:value="50.000114">
                <text:p>50.000114</text:p>
                <draw:g>
                  <svg:desc>HystSteps.D2:HystSteps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966648">
                <text:p>39.966648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.966648">
                <text:p>39.966648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966648">
                <text:p>39.966648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966648">
                <text:p>39.966648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69997">
                <text:p>39.69997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.033276">
                <text:p>39.033276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366581">
                <text:p>38.366581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.699886">
                <text:p>37.699886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033192">
                <text:p>37.033192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366497">
                <text:p>36.366497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.699802">
                <text:p>35.699802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.033108">
                <text:p>35.033108</text:p>
              </table:table-cell>
              <table:table-cell office:value-type="float" office:value="55.000114">
                <text:p>55.000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4.499748">
                <text:p>34.499748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.166405">
                <text:p>35.166405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.833061">
                <text:p>35.833061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6.499718">
                <text:p>36.499718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.166374">
                <text:p>37.166374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.833031">
                <text:p>37.833031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.499687">
                <text:p>38.499687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.166344">
                <text:p>39.166344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9.833">
                <text:p>39.833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.499657">
                <text:p>40.499657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166313">
                <text:p>41.166313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1.83297">
                <text:p>41.83297</text:p>
              </table:table-cell>
              <table:table-cell office:value-type="float" office:value="45.000114">
                <text:p>45.000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2.352959">
                <text:p>42.352959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2.112946">
                <text:p>42.112946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.712936">
                <text:p>41.712936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.312927">
                <text:p>41.312927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.912918">
                <text:p>40.912918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.512909">
                <text:p>40.512909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.1129">
                <text:p>40.1129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9.712891">
                <text:p>39.712891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.312881">
                <text:p>39.312881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.912872">
                <text:p>38.912872</text:p>
              </table:table-cell>
              <table:table-cell office:value-type="float" office:value="53.000114">
                <text:p>53.000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.779526">
                <text:p>38.779526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9.126167">
                <text:p>39.126167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.526138">
                <text:p>39.526138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926109">
                <text:p>39.926109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.32608">
                <text:p>40.32608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.726051">
                <text:p>40.726051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.126022">
                <text:p>41.126022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.525993">
                <text:p>41.525993</text:p>
              </table:table-cell>
              <table:table-cell office:value-type="float" office:value="47.000114">
                <text:p>47.000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1.605976">
                <text:p>41.605976</text:p>
              </table:table-cell>
              <table:table-cell office:value-type="float" office:value="51.000114">
                <text:p>51.000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1.472614">
                <text:p>41.472614</text:p>
              </table:table-cell>
              <table:table-cell office:value-type="float" office:value="51.000114">
                <text:p>51.000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1.339252">
                <text:p>41.339252</text:p>
              </table:table-cell>
              <table:table-cell office:value-type="float" office:value="51.000114">
                <text:p>51.000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1.205891">
                <text:p>41.205891</text:p>
              </table:table-cell>
              <table:table-cell office:value-type="float" office:value="51.000114">
                <text:p>51.000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1.072529">
                <text:p>41.072529</text:p>
              </table:table-cell>
              <table:table-cell office:value-type="float" office:value="51.000114">
                <text:p>51.000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0.939167">
                <text:p>40.939167</text:p>
              </table:table-cell>
              <table:table-cell office:value-type="float" office:value="51.000114">
                <text:p>51.000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.819141">
                <text:p>40.819141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0.952465">
                <text:p>40.952465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1.085789">
                <text:p>41.085789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1.219112">
                <text:p>41.219112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1.352436">
                <text:p>41.352436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1.48576">
                <text:p>41.48576</text:p>
              </table:table-cell>
              <table:table-cell office:value-type="float" office:value="49.000114">
                <text:p>49.000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1.552422">
                <text:p>41.552422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1.552422">
                <text:p>41.552422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1.552422">
                <text:p>41.552422</text:p>
              </table:table-cell>
              <table:table-cell office:value-type="float" office:value="50.000114">
                <text:p>50.000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1.552422">
                <text:p>41.552422</text:p>
              </table:table-cell>
              <table:table-cell office:value-type="float" office:value="50.000114">
                <text:p>50.000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13cm" svg:height="16.385cm" xlink:href=".." xlink:type="simple" chart:class="chart:scatter" chart:style-name="ch1">
        <chart:legend chart:legend-position="end" svg:x="27.005cm" svg:y="7.386cm" style:legend-expansion="high" chart:style-name="ch2"/>
        <chart:plot-area chart:style-name="ch3" table:cell-range-address="SPSteps.A2:SPSteps.D60 SPSteps.B1:SPSteps.D1" chart:data-source-has-labels="row" svg:x="0.574cm" svg:y="0.327cm" svg:width="25.857cm" svg:height="15.731cm">
          <chartooo:coordinate-region svg:x="1.206cm" svg:y="0.529cm" svg:width="24.842cm" svg:height="14.8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Steps.B2:SPSteps.B60" chart:label-cell-address="SPSteps.B1:SPSteps.B1" chart:class="chart:scatter">
            <chart:domain table:cell-range-address="SPSteps.A2:SPSteps.A60"/>
            <chart:data-point chart:repeated="59"/>
          </chart:series>
          <chart:series chart:style-name="ch8" chart:values-cell-range-address="SPSteps.C2:SPSteps.C60" chart:label-cell-address="SPSteps.C1:SPSteps.C1" chart:class="chart:scatter">
            <chart:data-point chart:repeated="59"/>
          </chart:series>
          <chart:series chart:style-name="ch9" chart:values-cell-range-address="SPSteps.D2:SPSteps.D60" chart:label-cell-address="SPSteps.D1:SPSteps.D1" chart:class="chart:scatte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V </text:p>
                <draw:g>
                  <svg:desc>SPSteps.B1:SPSteps.B1</svg:desc>
                </draw:g>
              </table:table-cell>
              <table:table-cell office:value-type="string">
                <text:p> SP </text:p>
                <draw:g>
                  <svg:desc>SPSteps.C1:SPSteps.C1</svg:desc>
                </draw:g>
              </table:table-cell>
              <table:table-cell office:value-type="string">
                <text:p> OUT </text:p>
                <draw:g>
                  <svg:desc>SPSteps.D1:SPSte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Steps.A2:SPSteps.A60</svg:desc>
                </draw:g>
              </table:table-cell>
              <table:table-cell office:value-type="float" office:value="24.985605">
                <text:p>24.985605</text:p>
                <draw:g>
                  <svg:desc>SPSteps.B2:SPSteps.B60</svg:desc>
                </draw:g>
              </table:table-cell>
              <table:table-cell office:value-type="float" office:value="24.985603">
                <text:p>24.985603</text:p>
                <draw:g>
                  <svg:desc>SPSteps.C2:SPSteps.C60</svg:desc>
                </draw:g>
              </table:table-cell>
              <table:table-cell office:value-type="float" office:value="50.000076">
                <text:p>50.000076</text:p>
                <draw:g>
                  <svg:desc>SPSteps.D2:SPSteps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652267">
                <text:p>27.652267</text:p>
              </table:table-cell>
              <table:table-cell office:value-type="float" office:value="34.985603">
                <text:p>34.98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318935">
                <text:p>34.318935</text:p>
              </table:table-cell>
              <table:table-cell office:value-type="float" office:value="44.985603">
                <text:p>44.98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985615">
                <text:p>40.985615</text:p>
              </table:table-cell>
              <table:table-cell office:value-type="float" office:value="44.985603">
                <text:p>44.98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.982861">
                <text:p>44.982861</text:p>
              </table:table-cell>
              <table:table-cell office:value-type="float" office:value="44.985603">
                <text:p>44.985603</text:p>
              </table:table-cell>
              <table:table-cell office:value-type="float" office:value="49.862862">
                <text:p>49.862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1.652264">
                <text:p>41.652264</text:p>
              </table:table-cell>
              <table:table-cell office:value-type="float" office:value="24.985603">
                <text:p>24.985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.985584">
                <text:p>34.985584</text:p>
              </table:table-cell>
              <table:table-cell office:value-type="float" office:value="24.985603">
                <text:p>24.985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.318916">
                <text:p>28.318916</text:p>
              </table:table-cell>
              <table:table-cell office:value-type="float" office:value="24.985603">
                <text:p>24.985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.986517">
                <text:p>24.986517</text:p>
              </table:table-cell>
              <table:table-cell office:value-type="float" office:value="24.985603">
                <text:p>24.985603</text:p>
              </table:table-cell>
              <table:table-cell office:value-type="float" office:value="50.045681">
                <text:p>50.045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.985603">
                <text:p>24.98560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.652269">
                <text:p>25.652269</text:p>
              </table:table-cell>
              <table:table-cell office:value-type="float" office:value="44.985603">
                <text:p>44.98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.318932">
                <text:p>32.318932</text:p>
              </table:table-cell>
              <table:table-cell office:value-type="float" office:value="44.985603">
                <text:p>44.98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.985611">
                <text:p>38.985611</text:p>
              </table:table-cell>
              <table:table-cell office:value-type="float" office:value="44.985603">
                <text:p>44.98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.91153">
                <text:p>44.91153</text:p>
              </table:table-cell>
              <table:table-cell office:value-type="float" office:value="44.985603">
                <text:p>44.985603</text:p>
              </table:table-cell>
              <table:table-cell office:value-type="float" office:value="46.29631">
                <text:p>46.29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4.985603">
                <text:p>44.985603</text:p>
              </table:table-cell>
              <table:table-cell office:value-type="float" office:value="44.985603">
                <text:p>4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874493">
                <text:p>49.874493</text:p>
              </table:table-cell>
              <table:table-cell office:value-type="float" office:value="49.985603">
                <text:p>49.985603</text:p>
              </table:table-cell>
              <table:table-cell office:value-type="float" office:value="44.444466">
                <text:p>44.444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9.985603">
                <text:p>49.985603</text:p>
              </table:table-cell>
              <table:table-cell office:value-type="float" office:value="49.985603">
                <text:p>49.985603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209cm" svg:height="15.867cm" xlink:href=".." xlink:type="simple" chart:class="chart:scatter" chart:style-name="ch1">
        <chart:legend chart:legend-position="end" svg:x="26.501cm" svg:y="7.379cm" style:legend-expansion="high" chart:style-name="ch2"/>
        <chart:plot-area chart:style-name="ch3" table:cell-range-address="OpenTest.A1:OpenTest.B60 OpenTest.D1:OpenTest.D60" chart:data-source-has-labels="row" svg:x="0.564cm" svg:y="0.317cm" svg:width="25.373cm" svg:height="15.233cm">
          <chartooo:coordinate-region svg:x="1.196cm" svg:y="0.519cm" svg:width="24.359cm" svg:height="14.3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enTest.B2:OpenTest.B60" chart:label-cell-address="OpenTest.B1:OpenTest.B1" chart:class="chart:scatter">
            <chart:domain table:cell-range-address="OpenTest.A2:OpenTest.A60"/>
            <chart:data-point chart:repeated="59"/>
          </chart:series>
          <chart:series chart:style-name="ch8" chart:values-cell-range-address="OpenTest.D2:OpenTest.D60" chart:label-cell-address="OpenTest.D1:OpenTest.D1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V </text:p>
                <draw:g>
                  <svg:desc>OpenTest.B1:OpenTest.B1</svg:desc>
                </draw:g>
              </table:table-cell>
              <table:table-cell office:value-type="string">
                <text:p> OUT </text:p>
                <draw:g>
                  <svg:desc>OpenTest.D1:Open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enTest.A2:OpenTest.A60</svg:desc>
                </draw:g>
              </table:table-cell>
              <table:table-cell office:value-type="float" office:value="24.985603">
                <text:p>24.985603</text:p>
                <draw:g>
                  <svg:desc>OpenTest.B2:OpenTest.B60</svg:desc>
                </draw:g>
              </table:table-cell>
              <table:table-cell office:value-type="float" office:value="50">
                <text:p>50</text:p>
                <draw:g>
                  <svg:desc>OpenTest.D2:OpenTest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.985603">
                <text:p>24.985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.785603">
                <text:p>25.7856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.785601">
                <text:p>27.785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.785599">
                <text:p>29.7855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785597">
                <text:p>31.7855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.785603">
                <text:p>33.7856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.78561">
                <text:p>35.785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7.785618">
                <text:p>37.7856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9.785625">
                <text:p>39.7856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1.785633">
                <text:p>41.785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.785641">
                <text:p>43.7856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5.785648">
                <text:p>45.7856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7.785656">
                <text:p>47.7856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9.785664">
                <text:p>49.7856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.785671">
                <text:p>51.785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3.785679">
                <text:p>53.7856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.785686">
                <text:p>55.785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7.785694">
                <text:p>57.7856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9.785702">
                <text:p>59.7857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1.785709">
                <text:p>61.7857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3.785717">
                <text:p>63.7857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5.785721">
                <text:p>65.7857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7.785728">
                <text:p>67.7857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785736">
                <text:p>69.785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1.785744">
                <text:p>71.785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3.785751">
                <text:p>73.785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5.785759">
                <text:p>75.7857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6.18576">
                <text:p>76.1857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